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 style:parent-style-name="Standard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font-size="14pt" style:font-size-asian="14pt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text-properties fo:font-size="14pt" officeooo:rsid="00084e6f" officeooo:paragraph-rsid="00084e6f" style:font-size-asian="14pt" style:font-size-complex="14pt"/>
    </style:style>
    <style:style style:name="P6" style:family="paragraph" style:parent-style-name="Standard">
      <style:text-properties fo:font-size="14pt" officeooo:rsid="00095cca" officeooo:paragraph-rsid="00095cca" style:font-size-asian="14pt" style:font-size-complex="14pt"/>
    </style:style>
    <style:style style:name="P7" style:family="paragraph" style:parent-style-name="Standard">
      <style:text-properties fo:font-size="14pt" officeooo:rsid="000ab74d" officeooo:paragraph-rsid="000ab74d" style:font-size-asian="14pt" style:font-size-complex="14pt"/>
    </style:style>
    <style:style style:name="P8" style:family="paragraph" style:parent-style-name="Standard">
      <style:text-properties fo:font-size="18pt" style:font-size-asian="18pt" style:font-size-complex="18pt"/>
    </style:style>
    <style:style style:name="P9" style:family="paragraph" style:parent-style-name="Standard">
      <style:text-properties fo:font-size="18pt" officeooo:rsid="000ab74d" officeooo:paragraph-rsid="000ab74d" style:font-size-asian="18pt" style:font-size-complex="18pt"/>
    </style:style>
    <style:style style:name="P10" style:family="paragraph" style:parent-style-name="Standard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font-size="14pt" style:font-size-asian="14pt" style:font-size-complex="14pt"/>
    </style:style>
    <style:style style:name="P11" style:family="paragraph" style:parent-style-name="Standard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font-size="14pt" officeooo:rsid="00084e6f" officeooo:paragraph-rsid="00084e6f" style:font-size-asian="14pt" style:font-size-complex="14pt"/>
    </style:style>
    <style:style style:name="P12" style:family="paragraph" style:parent-style-name="Standard">
      <style:paragraph-properties style:border-line-width-bottom="0.002cm 0.035cm 0.002cm" fo:padding="0.074cm" fo:border-left="none" fo:border-right="none" fo:border-top="none" fo:border-bottom="1.11pt double #000000" style:join-border="false"/>
      <style:text-properties fo:font-size="14pt" officeooo:rsid="000ab74d" officeooo:paragraph-rsid="000ab74d" style:font-size-asian="14pt" style:font-size-complex="14pt"/>
    </style:style>
    <style:style style:name="P13" style:family="paragraph" style:parent-style-name="Standard">
      <style:paragraph-properties style:border-line-width-bottom="0.002cm 0.035cm 0.002cm" fo:padding="0.074cm" fo:border-left="none" fo:border-right="none" fo:border-top="none" fo:border-bottom="1.11pt double #000000" style:join-border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84e6f"/>
    </style:style>
    <style:style style:name="T3" style:family="text">
      <style:text-properties officeooo:rsid="000ab7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mportant topics and commands to practice from unix/linux:-</text:p>
      <text:p text:style-name="P8"/>
      <text:p text:style-name="P9">LINUX Features</text:p>
      <text:p text:style-name="P9">File system</text:p>
      <text:p text:style-name="P9">Architecture of linux (“kernel”) <text:s/>command : uname -a</text:p>
      <text:p text:style-name="P9"><text:s/></text:p>
      <text:p text:style-name="P1">=======</text:p>
      <text:p text:style-name="P1">“ls” command and all its combinations like</text:p>
      <text:p text:style-name="P1">ls -l ,ls -ls, ls -al, ls -h,...etc</text:p>
      <text:p text:style-name="P3">syntax:-ls options fielname</text:p>
      <text:p text:style-name="P11">cd<text:tab/>(change directory) <text:s text:c="8"/>cd –<text:tab/><text:tab/> cd ~</text:p>
      <text:p text:style-name="P1">“mkdir” to create a directory</text:p>
      <text:p text:style-name="P5">mkdir -p</text:p>
      <text:p text:style-name="P1">practice this command by making single and multiple directories at a time</text:p>
      <text:p text:style-name="P3">syntax:-mkdir dirname</text:p>
      <text:p text:style-name="P1">“cp” command to copy different files and folders from source to destination</text:p>
      <text:p text:style-name="P3">syntax:-cp source/path <text:s/>target/path</text:p>
      <text:p text:style-name="P1">“mv” command to rname or move file from one folder to another</text:p>
      <text:p text:style-name="P1">syntax:-mv filename target/path(to move)</text:p>
      <text:p text:style-name="P3">mv oldfilename newfilename(to rename)</text:p>
      <text:p text:style-name="P1">“more” command to display file contents page by page</text:p>
      <text:p text:style-name="P3">syntax:-more filename</text:p>
      <text:p text:style-name="P1">“less” command is same as more but with some extra feature so that we can scroll up and down</text:p>
      <text:p text:style-name="P3">syntax:-less filename</text:p>
      <text:p text:style-name="P11">alias – used to set set alias names</text:p>
      <text:p text:style-name="P1">“echo” command it prints whatever given next to that command on the terminal</text:p>
      <text:p text:style-name="P1">synatx:-echo myname</text:p>
      <text:p text:style-name="P13"><text:span text:style-name="T1">output:-myname</text:span></text:p>
      <text:p text:style-name="P1"/>
      <text:p text:style-name="P2">File Permission Commands::----</text:p>
      <text:p text:style-name="P1"/>
      <text:p text:style-name="P1">“chmod” command to change permissions on file,it has two method</text:p>
      <text:p text:style-name="P1">1)chmod octal filename (numbers are given in place of octal)</text:p>
      <text:p text:style-name="P1">2)chmod symbolic filename(here characters are given in place of symbolic)</text:p>
      <text:p text:style-name="P1">references:-</text:p>
      <text:p text:style-name="P1">r--&gt;user</text:p>
      <text:p text:style-name="P1">g--&gt;group members</text:p>
      <text:p text:style-name="P1"><text:soft-page-break/>o--&gt;other users</text:p>
      <text:p text:style-name="P1">a--&gt;all users</text:p>
      <text:p text:style-name="P1">operators:-</text:p>
      <text:p text:style-name="P1">“+” to add specific file permissions</text:p>
      <text:p text:style-name="P1">“-” to remove specific file permission</text:p>
      <text:p text:style-name="P1">“=” to add the bits</text:p>
      <text:p text:style-name="P1">modes:--</text:p>
      <text:p text:style-name="P1">r--&gt;read</text:p>
      <text:p text:style-name="P1">w--&gt;write</text:p>
      <text:p text:style-name="P1">x--&gt;execute</text:p>
      <text:p text:style-name="P3">s--&gt;set uid or guid ,other commands for changing file permission are(chattr, setfattr, setfacl , setcap)</text:p>
      <text:p text:style-name="P12">“umask” used to change default file permissions</text:p>
      <text:p text:style-name="P12">id – to know effective user and group id's</text:p>
      <text:p text:style-name="P12">File -determibnes file types </text:p>
      <text:p text:style-name="P3">“chgrp” to change group <text:tab/><text:tab/><text:tab/><text:tab/><text:tab/><text:tab/><text:tab/><text:tab/><text:tab/><text:tab/><text:tab/><text:tab/><text:tab/>syntax:-chgrp groupname</text:p>
      <text:p text:style-name="P1">“head” command to view top lines from a file</text:p>
      <text:p text:style-name="P1">syntax:-head &lt;n&gt; filename</text:p>
      <text:p text:style-name="P3">n=no.of lines</text:p>
      <text:p text:style-name="P1">“tail” command to view lines from bottom</text:p>
      <text:p text:style-name="P5">and tail is also used monitor log files</text:p>
      <text:p text:style-name="P3">syntax:-tail &lt;n&gt; filename</text:p>
      <text:p text:style-name="P11">head &amp; tail combination with pipe</text:p>
      <text:p text:style-name="P1">“find” command to find files and folders in the directories</text:p>
      <text:p text:style-name="P5"><text:span text:style-name="T3">find -name, </text:span>find -size , find -perm , find -type , find | exec</text:p>
      <text:p text:style-name="P3">syntax:-find dirtosearchfrom -name filename</text:p>
      <text:p text:style-name="P1">“locate” command to locate a particular file types</text:p>
      <text:p text:style-name="P1">syntax:--locate “.txt” <text:s text:c="3"/></text:p>
      <text:p text:style-name="P3"><text:tab/>locate <text:s/>“.docs”</text:p>
      <text:p text:style-name="P1">“grep(general regular expression)” command to look for a particular pattern</text:p>
      <text:p text:style-name="P1">syntax:--grep options pattern files</text:p>
      <text:p text:style-name="P3">options== -c,-v,-i,-n</text:p>
      <text:p text:style-name="P3">combination of find and grep commands</text:p>
      <text:p text:style-name="P1">“tar” command to backup files and folders in archive format</text:p>
      <text:p text:style-name="P3">syntax:--tar options filename</text:p>
      <text:p text:style-name="P1">“compress or gzip” command to compress file</text:p>
      <text:p text:style-name="P1">gzip filename</text:p>
      <text:p text:style-name="P3">gzip -d filename (to unzip)</text:p>
      <text:p text:style-name="P3"><text:soft-page-break/>All the file compression and file extraction commands and its combination</text:p>
      <text:p text:style-name="P3">“mount” command to mount a media device (ex:-cdrom,floppydrive)</text:p>
      <text:p text:style-name="P3">“jobs” command to see the no of jobs running</text:p>
      <text:p text:style-name="P1">“ps” to see the processess going on present</text:p>
      <text:p text:style-name="P1">“<text:span text:style-name="T2">top</text:span>” <text:span text:style-name="T2">to snapshot linux tasks with resources like memory,cpu…..</text:span></text:p>
      <text:p text:style-name="P6">free , du , df –are about system memory </text:p>
      <text:p text:style-name="P3">“kill” to kill the process which are running</text:p>
      <text:p text:style-name="P6">netstat – network statistics </text:p>
      <text:p text:style-name="P6">netstat – l and with grep combination to know about particular port</text:p>
      <text:p text:style-name="P1">“telnet” to connect to other machines</text:p>
      <text:p text:style-name="P1">“ssh” to connect to other machines but this is a secure connection </text:p>
      <text:p text:style-name="Standard"><text:span text:style-name="T1">syntax::-ssh </text:span><text:a xlink:type="simple" xlink:href="mailto:root@hostipaddres" text:style-name="Internet_20_link" text:visited-style-name="Visited_20_Internet_20_Link"><text:span text:style-name="T1">root@hostipaddres</text:span></text:a></text:p>
      <text:p text:style-name="P7">who , who am I , whoami -shows who is logged on</text:p>
      <text:p text:style-name="P1">“ping” to check the status of the hostmachine</text:p>
      <text:p text:style-name="P12">wget- network downloader</text:p>
      <text:p text:style-name="P3">“scp(secure copy)” to copy from host/client to client /host</text:p>
      <text:p text:style-name="P1">“sed” its a stream editor to edit the txt file</text:p>
      <text:p text:style-name="P1">“awk” to print a selected number of columns from a file having column format data</text:p>
      <text:p text:style-name="P1">“man” it is command to see manual pages of the other commands its like a user manual</text:p>
      <text:p text:style-name="P1">“info” it gives info on <text:s/>the command in a summarized format</text:p>
      <text:p text:style-name="P3">“help” its a help tool</text:p>
      <text:p text:style-name="P12">cat – to create file and <text:s/>add , append data to a file</text:p>
      <text:p text:style-name="P12">diff, sdiff <text:s/>- to compare to files </text:p>
      <text:p text:style-name="P12">touch – to create a file</text:p>
      <text:p text:style-name="P1">“vi” this command is used for editor “vi” is a txt editor</text:p>
      <text:p text:style-name="P6">gg , G , (5,6t10) , a ,A ,o ,O ,i , I find and replace </text:p>
      <text:p text:style-name="P1">syntax:-vi filename</text:p>
      <text:p text:style-name="P1">***even if the file dosnt exist it will creat a new one***</text:p>
      <text:p text:style-name="P3">all the references of vi editor</text:p>
      <text:p text:style-name="P1">“su” to switch user</text:p>
      <text:p text:style-name="P1">syntax:-su username</text:p>
      <text:p text:style-name="P1">**if u dont specify user it will take it as root then u have to enter password for that user**</text:p>
      <text:p text:style-name="P1"/>
      <text:p text:style-name="P1">“useradd” to add a user</text:p>
      <text:p text:style-name="P1">syntac:-useradd username</text:p>
      <text:p text:style-name="P1">password</text:p>
      <text:p text:style-name="P1"/>
      <text:p text:style-name="P1">“groupadd” to create a group</text:p>
      <text:p text:style-name="P1"><text:soft-page-break/>syntax:--groupadd options groupname</text:p>
      <text:p text:style-name="P1"/>
      <text:p text:style-name="P1">“usermod” to change user account settings and it is used by administrator</text:p>
      <text:p text:style-name="P3"/>
      <text:p text:style-name="P7">crontab- to shedule a command or script</text:p>
      <text:p text:style-name="P7">crontab -l , crontab -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23:35:59.28</meta:creation-date>
    <dc:date>2016-06-27T21:55:06.594601027</dc:date>
    <meta:editing-duration>PT48M8S</meta:editing-duration>
    <meta:editing-cycles>3</meta:editing-cycles>
    <meta:generator>LibreOffice/5.0.5.2$Linux_X86_64 LibreOffice_project/00m0$Build-2</meta:generator>
    <meta:document-statistic meta:table-count="0" meta:image-count="0" meta:object-count="0" meta:page-count="4" meta:paragraph-count="111" meta:word-count="722" meta:character-count="4309" meta:non-whitespace-character-count="3661"/>
  </office:meta>
</office:document-meta>
</file>